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28in"/>
    </style:style>
    <style:style style:name="co3" style:family="table-column">
      <style:table-column-properties fo:break-before="auto" style:column-width="1.5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Helvetica" fo:font-weight="bold" style:font-weight-asian="bold" style:font-weight-complex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ext-properties style:font-name="Helvetica" fo:font-weight="bold" style:font-weight-asian="bold" style:font-weight-complex="bold"/>
    </style:style>
    <style:style style:name="ce6" style:family="table-cell" style:parent-style-name="Default" style:data-style-name="N104">
      <style:text-properties style:font-name="Helvetica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6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art No</text:p>
          </table:table-cell>
          <table:table-cell table:style-name="ce1" office:value-type="string" calcext:value-type="string">
            <text:p>URL</text:p>
          </table:table-cell>
          <table:table-cell table:style-name="ce5" office:value-type="string" calcext:value-type="string">
            <text:p>Unit Cost</text:p>
          </table:table-cell>
          <table:table-cell table:style-name="ce1" table:number-columns-repeated="1016"/>
          <table:table-cell/>
        </table:table-row>
        <table:table-row table:style-name="ro1">
          <table:table-cell office:value-type="string" calcext:value-type="string">
            <text:p><text:s text:c="7"/>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3" office:value-type="string" calcext:value-type="string">
            <text:p>SWITCH SLIDE SPST 3A 125V</text:p>
          </table:table-cell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CWI334-ND</text:p>
          </table:table-cell>
          <table:table-cell office:value-type="string" calcext:value-type="string">
            <text:p>https://www.digikey.com/product-detail/en/GF-123-3011/CWI334-ND/4089772</text:p>
          </table:table-cell>
          <table:table-cell table:style-name="Default" office:value-type="float" office:value="0.564" calcext:value-type="float">
            <text:p>0.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AAA Battery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C3AAAW-ND</text:p>
          </table:table-cell>
          <table:table-cell office:value-type="string" calcext:value-type="string">
            <text:p>https://www.digikey.com/product-detail/en/BC3AAAW/BC3AAAW-ND/863319</text:p>
          </table:table-cell>
          <table:table-cell table:style-name="ce2" office:value-type="float" office:value="1.472" calcext:value-type="float">
            <text:p>1.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PANASONIC_C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s://www.digikey.com/product-detail/en/EEE-1HA100WR/PCE3915CT-ND/766291" xlink:type="simple">PCE3915CT-ND</text:a></text:p>
          </table:table-cell>
          <table:table-cell office:value-type="string" calcext:value-type="string">
            <text:p>https://www.digikey.com/product-detail/en/EEE-1HA100WR/PCE3915CT-ND/766291</text:p>
          </table:table-cell>
          <table:table-cell table:style-name="ce3" office:value-type="float" office:value="0.2076" calcext:value-type="float">
            <text:p>0.20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PANASONIC_C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s://www.digikey.com/product-detail/en/EEE-1HA100WR/PCE3915CT-ND/766291" xlink:type="simple">PCE3915CT-ND</text:a></text:p>
          </table:table-cell>
          <table:table-cell office:value-type="string" calcext:value-type="string">
            <text:p>https://www.digikey.com/product-detail/en/EEE-1HA100WR/PCE3915CT-ND/766291</text:p>
          </table:table-cell>
          <table:table-cell table:style-name="ce3" office:value-type="float" office:value="0.2076" calcext:value-type="float">
            <text:p>0.20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120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s://www.digikey.com/product-detail/en/MBR120ESFT1G/MBR120ESFT1GOSCT-ND/964525" xlink:type="simple">MBR120ESFT1GOSCT-ND</text:a></text:p>
          </table:table-cell>
          <table:table-cell office:value-type="string" calcext:value-type="string">
            <text:p>https://www.digikey.com/product-detail/en/MBR120ESFT1G/MBR120ESFT1GOSCT-ND/964525</text:p>
          </table:table-cell>
          <table:table-cell table:style-name="ce7" office:value-type="currency" office:currency="USD" office:value="0.2856" calcext:value-type="currency">
            <text:p>$0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s://www.digikey.com/product-detail/en/1N4148WS/1N4148WSFSCT-ND/1873821" xlink:type="simple">1N4148WSFSCT-ND</text:a></text:p>
          </table:table-cell>
          <table:table-cell table:style-name="ce1" office:value-type="string" calcext:value-type="string">
            <text:p>https://www.digikey.com/product-detail/en/1N4148WS/1N4148WSFSCT-ND/1873821</text:p>
          </table:table-cell>
          <table:table-cell table:style-name="ce7" office:value-type="currency" office:currency="USD" office:value="0.1328" calcext:value-type="currency">
            <text:p>$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INY10P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s://www.digikey.com/product-detail/en/ATTINY85-20PU/ATTINY85-20PU-ND/735469" xlink:type="simple">ATTINY85-20PU-ND</text:a></text:p>
          </table:table-cell>
          <table:table-cell office:value-type="string" calcext:value-type="string">
            <text:p>https://www.digikey.com/product-detail/en/ATTINY85-20PU/ATTINY85-20PU-ND/735469</text:p>
          </table:table-cell>
          <table:table-cell office:value-type="currency" office:currency="USD" office:value="1.35" calcext:value-type="currency">
            <text:p>$1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IL08 socket</text:p>
          </table:table-cell>
          <table:table-cell/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ED58083-ND</text:p>
          </table:table-cell>
          <table:table-cell office:value-type="string" calcext:value-type="string">
            <text:p>https://www.digikey.com/product-detail/en/115-93-308-41-001000/ED58083-ND/218611</text:p>
          </table:table-cell>
          <table:table-cell table:style-name="Default" office:value-type="float" office:value="0.83" calcext:value-type="float">
            <text:p>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1X06_OVAL</text:p>
          </table:table-cell>
          <table:table-cell/>
          <table:table-cell table:style-name="ce3" office:value-type="string" calcext:value-type="string">
            <text:p><text:a xlink:href="https://www.digikey.com/product-detail/en/M20-9710646/952-2372-ND/3724334" xlink:type="simple">952-2372-ND</text:a></text:p>
          </table:table-cell>
          <table:table-cell office:value-type="string" calcext:value-type="string">
            <text:p>https://www.digikey.com/product-detail/en/M20-9710646/952-2372-ND/3724334</text:p>
          </table:table-cell>
          <table:table-cell table:style-name="ce3" office:value-type="float" office:value="0.1786" calcext:value-type="float">
            <text:p>0.1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X02_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X02_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WS2812B</text:p>
          </table:table-cell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https://www.adafruit.com/product/1655</text:p>
          </table:table-cell>
          <table:table-cell office:value-type="currency" office:currency="USD" office:value="4.5" calcext:value-type="currency">
            <text:p>$4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WS2812B</text:p>
          </table:table-cell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https://www.adafruit.com/product/1655</text:p>
          </table:table-cell>
          <table:table-cell office:value-type="currency" office:currency="USD" office:value="4.5" calcext:value-type="currency">
            <text:p>$4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</text:p>
          </table:table-cell>
          <table:table-cell table:number-columns-repeated="2" office:value-type="string" calcext:value-type="string">
            <text:p>WS2812B</text:p>
          </table:table-cell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https://www.adafruit.com/product/1655</text:p>
          </table:table-cell>
          <table:table-cell office:value-type="currency" office:currency="USD" office:value="4.5" calcext:value-type="currency">
            <text:p>$4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PLED_0805_NOOUT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0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KMR2</text:p>
          </table:table-cell>
          <table:table-cell office:value-type="string" calcext:value-type="string">
            <text:p>BTN_KMR2_4.6X2.8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s://www.digikey.com/product-detail/en/KMR231NG%20LFS/CKN10246CT-ND/2176497" xlink:type="simple">CKN10246CT-ND</text:a></text:p>
          </table:table-cell>
          <table:table-cell office:value-type="string" calcext:value-type="string">
            <text:p>https://www.digikey.com/product-detail/en/KMR231NG%20LFS/CKN10246CT-ND/2176497</text:p>
          </table:table-cell>
          <table:table-cell table:style-name="ce7" office:value-type="currency" office:currency="USD" office:value="0.3799" calcext:value-type="currency">
            <text:p>$0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KMR2</text:p>
          </table:table-cell>
          <table:table-cell office:value-type="string" calcext:value-type="string">
            <text:p>BTN_KMR2_4.6X2.8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s://www.digikey.com/product-detail/en/KMR231NG%20LFS/CKN10246CT-ND/2176497" xlink:type="simple">CKN10246CT-ND</text:a></text:p>
          </table:table-cell>
          <table:table-cell office:value-type="string" calcext:value-type="string">
            <text:p>https://www.digikey.com/product-detail/en/KMR231NG%20LFS/CKN10246CT-ND/2176497</text:p>
          </table:table-cell>
          <table:table-cell table:style-name="ce7" office:value-type="currency" office:currency="USD" office:value="0.3799" calcext:value-type="currency">
            <text:p>$0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$1</text:p>
          </table:table-cell>
          <table:table-cell office:value-type="string" calcext:value-type="string">
            <text:p>REGULATOR3.3V-UA78M33CDCY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3424-1-ND </text:p>
          </table:table-cell>
          <table:table-cell office:value-type="string" calcext:value-type="string">
            <text:p>https://www.digikey.com/product-detail/en/UA78M33CDCYR/296-13424-1-ND/484495</text:p>
          </table:table-cell>
          <table:table-cell office:value-type="currency" office:currency="USD" office:value="1.0894" calcext:value-type="currency">
            <text:p>$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ESP-12</text:p>
          </table:table-cell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https://www.adafruit.com/products/2491</text:p>
          </table:table-cell>
          <table:table-cell office:value-type="currency" office:currency="USD" office:value="6.95" calcext:value-type="currency">
            <text:p>$6.9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5"/>
          <table:table-cell table:formula="of:=SUM([.G2:.G30])" office:value-type="currency" office:currency="USD" office:value="27.5274" calcext:value-type="currency">
            <text:p>$27.53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0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Igoe</meta:initial-creator>
    <meta:creation-date>2015-10-27T13:19:53.601604000</meta:creation-date>
    <dc:date>2015-10-27T13:52:53.345449000</dc:date>
    <dc:creator>Tom Igoe</dc:creator>
    <meta:editing-duration>PT2M29S</meta:editing-duration>
    <meta:editing-cycles>1</meta:editing-cycles>
    <meta:document-statistic meta:table-count="1" meta:cell-count="148" meta:object-count="0"/>
    <meta:generator>LibreOffice/4.3.5.2$MacOSX_x86 LibreOffice_project/3a87456aaa6a95c63eea1c1b3201acedf0751bd5</meta:generator>
    <meta:user-defined meta:name=""/>
  </office:meta>
</office:document-meta>
</file>